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1.42cm"/>
    </style:style>
    <style:style style:name="co5" style:family="table-column">
      <style:table-column-properties fo:break-before="auto" style:column-width="1.7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Folha2">
      <style:table-properties table:display="true" style:writing-mode="lr-tb"/>
    </style:style>
    <style:style style:name="ta3" style:family="table" style:master-page-name="PageStyle_5f_Folha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o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51" table:default-cell-style-name="Default"/>
        <table:table-row table:style-name="ro1">
          <table:table-cell office:value-type="string">
            <text:p>Tabelas</text:p>
          </table:table-cell>
          <table:table-cell office:value-type="string">
            <text:p>Campos</text:p>
          </table:table-cell>
          <table:table-cell table:style-name="ce1" office:value-type="string">
            <text:p>Tipo</text:p>
          </table:table-cell>
          <table:table-cell table:style-name="ce1"/>
          <table:table-cell office:value-type="string">
            <text:p>Pack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bl_noivo</text:p>
          </table:table-cell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office:value-type="string">
            <text:p>Default</text:p>
          </table:table-cell>
          <table:table-cell office:value-type="string">
            <text:p>Pesquisas e insersões equivalente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ome</text:p>
          </table:table-cell>
          <table:table-cell office:value-type="string">
            <text:p>Varchar(50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pelido</text:p>
          </table:table-cell>
          <table:table-cell office:value-type="string">
            <text:p>Varchar(50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ndereco</text:p>
          </table:table-cell>
          <table:table-cell office:value-type="string">
            <text:p>Varchar(100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od_postal</text:p>
          </table:table-cell>
          <table:table-cell office:value-type="string">
            <text:p>varchar(8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idade</text:p>
          </table:table-cell>
          <table:table-cell office:value-type="string">
            <text:p>varchar(25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sername</text:p>
          </table:table-cell>
          <table:table-cell office:value-type="string">
            <text:p>varchar(15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Chave</text:p>
          </table:table-cell>
          <table:table-cell office:value-type="string">
            <text:p>varchar(40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ontribuinte</text:p>
          </table:table-cell>
          <table:table-cell office:value-type="string">
            <text:p>varchar(9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exo</text:p>
          </table:table-cell>
          <table:table-cell office:value-type="string">
            <text:p>Varchar(1)</text:p>
          </table:table-cell>
          <table:table-cell office:value-type="string">
            <text:p>F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bl_convidado</text:p>
          </table:table-cell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office:value-type="string">
            <text:p>Default</text:p>
          </table:table-cell>
          <table:table-cell office:value-type="string">
            <text:p>Pesquisas e insersões equivalente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ome</text:p>
          </table:table-cell>
          <table:table-cell office:value-type="string">
            <text:p>varchar(50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pelido</text:p>
          </table:table-cell>
          <table:table-cell office:value-type="string">
            <text:p>varchar(50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ndereco</text:p>
          </table:table-cell>
          <table:table-cell office:value-type="string">
            <text:p>varchar(100)</text:p>
          </table:table-cell>
          <table:table-cell office:value-type="string">
            <text:p>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od_postal</text:p>
          </table:table-cell>
          <table:table-cell office:value-type="string">
            <text:p>varchar(8)</text:p>
          </table:table-cell>
          <table:table-cell office:value-type="string">
            <text:p>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idade</text:p>
          </table:table-cell>
          <table:table-cell office:value-type="string">
            <text:p>varchar(25)</text:p>
          </table:table-cell>
          <table:table-cell office:value-type="string">
            <text:p>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sername</text:p>
          </table:table-cell>
          <table:table-cell office:value-type="string">
            <text:p>varchar(15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Chave</text:p>
          </table:table-cell>
          <table:table-cell office:value-type="string">
            <text:p>varchar(40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ontribuinte</text:p>
          </table:table-cell>
          <table:table-cell office:value-type="string">
            <text:p>Varchar(9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bl_admin</text:p>
          </table:table-cell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office:value-type="string">
            <text:p>None</text:p>
          </table:table-cell>
          <table:table-cell office:value-type="string">
            <text:p>Pesquisas nulas, insersões nula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username</text:p>
          </table:table-cell>
          <table:table-cell office:value-type="string">
            <text:p>varchar(15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varchar(40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1">
          <table:table-cell office:value-type="string">
            <text:p>tbl_lista_casamento</text:p>
          </table:table-cell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office:value-type="string">
            <text:p>Default</text:p>
          </table:table-cell>
          <table:table-cell office:value-type="string">
            <text:p>Pesquisas e insersões equivalente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ata_casamento</text:p>
          </table:table-cell>
          <table:table-cell/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table:style-name="ce1" office:value-type="string">
            <text:p>id_noivo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table:style-name="ce1" office:value-type="string">
            <text:p>id_noiva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valor_total</text:p>
          </table:table-cell>
          <table:table-cell office:value-type="string">
            <text:p>float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ndereco</text:p>
          </table:table-cell>
          <table:table-cell office:value-type="string">
            <text:p>varchar(100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od_postal</text:p>
          </table:table-cell>
          <table:table-cell office:value-type="string">
            <text:p>varchar(8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idade</text:p>
          </table:table-cell>
          <table:table-cell office:value-type="string">
            <text:p>varchar(25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bl_linha_casamento</text:p>
          </table:table-cell>
          <table:table-cell office:value-type="string">
            <text:p>id_casamento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office:value-type="string">
            <text:p>Default</text:p>
          </table:table-cell>
          <table:table-cell office:value-type="string">
            <text:p>Pesquisas e insersões equivalente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quantidade</text:p>
          </table:table-cell>
          <table:table-cell office:value-type="string">
            <text:p>tinyint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string">
            <text:p>sub_total</text:p>
          </table:table-cell>
          <table:table-cell office:value-type="string">
            <text:p>float</text:p>
          </table:table-cell>
          <table:table-cell office:value-type="float" office:value="0">
            <text:p>0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nr_ofertas</text:p>
          </table:table-cell>
          <table:table-cell office:value-type="string">
            <text:p>tinyint</text:p>
          </table:table-cell>
          <table:table-cell office:value-type="float" office:value="0">
            <text:p>0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string">
            <text:p>id_produto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bl_assistir</text:p>
          </table:table-cell>
          <table:table-cell office:value-type="string">
            <text:p>id_casamento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office:value-type="string">
            <text:p>Default</text:p>
          </table:table-cell>
          <table:table-cell office:value-type="string">
            <text:p>Pesquisas e insersões equivalente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id_convidado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ubscrito</text:p>
          </table:table-cell>
          <table:table-cell office:value-type="string">
            <text:p>s/n</text:p>
          </table:table-cell>
          <table:table-cell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bl_oferecer</text:p>
          </table:table-cell>
          <table:table-cell office:value-type="string">
            <text:p>id_convidado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office:value-type="string">
            <text:p>Default</text:p>
          </table:table-cell>
          <table:table-cell office:value-type="string">
            <text:p>Pesquisas e insersões equivalente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id_casamento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d_linha_casamento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table:number-columns-repeated="3"/>
          <table:table-cell table:style-name="ce3"/>
          <table:table-cell table:number-columns-repeated="248"/>
        </table:table-row>
        <table:table-row table:style-name="ro1">
          <table:table-cell/>
          <table:table-cell office:value-type="string">
            <text:p>valor</text:p>
          </table:table-cell>
          <table:table-cell office:value-type="string">
            <text:p>float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248"/>
        </table:table-row>
        <table:table-row table:style-name="ro1">
          <table:table-cell/>
          <table:table-cell office:value-type="string">
            <text:p>quantidade</text:p>
          </table:table-cell>
          <table:table-cell office:value-type="string">
            <text:p>tinyint</text:p>
          </table:table-cell>
          <table:table-cell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bl_produto</text:p>
          </table:table-cell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office:value-type="string">
            <text:p>All</text:p>
          </table:table-cell>
          <table:table-cell office:value-type="string">
            <text:p>Pesquisas intensa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ome</text:p>
          </table:table-cell>
          <table:table-cell office:value-type="string">
            <text:p>varchar(25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descricao</text:p>
          </table:table-cell>
          <table:table-cell office:value-type="string">
            <text:p>varchar(250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reco</text:p>
          </table:table-cell>
          <table:table-cell office:value-type="string">
            <text:p>float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magem</text:p>
          </table:table-cell>
          <table:table-cell office:value-type="string">
            <text:p>blob</text:p>
          </table:table-cell>
          <table:table-cell office:value-type="string">
            <text:p>.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d_categoria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bl_categoria</text:p>
          </table:table-cell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t null</text:p>
          </table:table-cell>
          <table:table-cell office:value-type="string">
            <text:p>Default</text:p>
          </table:table-cell>
          <table:table-cell office:value-type="string">
            <text:p>Tabela pequena sem grandes pesquisa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ome</text:p>
          </table:table-cell>
          <table:table-cell office:value-type="string">
            <text:p>varchar(25)</text:p>
          </table:table-cell>
          <table:table-cell office:value-type="string">
            <text:p>Not nul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descricao</text:p>
          </table:table-cell>
          <table:table-cell office:value-type="string">
            <text:p>varchar(250)</text:p>
          </table:table-cell>
          <table:table-cell office:value-type="string">
            <text:p>.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d_super_categoria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**</text:p>
          </table:table-cell>
          <table:table-cell table:number-columns-repeated="255"/>
        </table:table-row>
        <table:table-row table:style-name="ro1">
          <table:table-cell office:value-type="string">
            <text:p>Todas as tabelas em utf8</text:p>
          </table:table-cell>
          <table:table-cell table:number-columns-repeated="255"/>
        </table:table-row>
      </table:table>
      <table:table table:name="Folha2" table:style-name="ta2" table:print="false"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  <table:table table:name="Folha3" table:style-name="ta3" table:print="false"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0">20-01-2007</text:date>, <text:time>23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olha2" style:display-name="PageStyle_Folha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Knitter</meta:initial-creator>
    <meta:creation-date>2006-12-06T11:08:49</meta:creation-date>
    <dc:creator>Sérgio Lopes</dc:creator>
    <dc:date>2007-01-20T23:29:03</dc:date>
    <meta:print-date>2007-01-16T02:02:23</meta:print-date>
    <dc:language>en-US</dc:language>
    <meta:editing-cycles>12</meta:editing-cycles>
    <meta:editing-duration>PT1H6M52S</meta:editing-duration>
    <meta:user-defined meta:name="Info 1"/>
    <meta:user-defined meta:name="Info 2"/>
    <meta:user-defined meta:name="Info 3"/>
    <meta:user-defined meta:name="Info 4"/>
    <meta:document-statistic meta:table-count="3" meta:cell-count="192"/>
  </office:meta>
</office:document-meta>
</file>